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905cm" fo:margin-right="0cm" fo:text-indent="0cm" style:auto-text-indent="false"/>
    </style:style>
    <style:style style:name="P2" style:family="paragraph" style:parent-style-name="List_20_Paragraph">
      <style:paragraph-properties fo:margin-left="2.54cm" fo:margin-right="0cm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3"/>
    <style:style style:name="P6" style:family="paragraph" style:parent-style-name="List_20_Paragraph" style:list-style-name="L2">
      <style:paragraph-properties fo:margin-left="2.54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ACLOBAN CITY AND LEYTE AT IT’s BEST(TLAIB</text:span><text:bookmark text:name="_GoBack"/><text:span text:style-name="T1">)</text:span></text:p>
      <text:p text:style-name="Standard">Description: <text:s/>Help to promote tourism in our region .you can find <text:s/>list where you can find most suggested places that you can go in our region.</text:p>
      <text:p text:style-name="Standard"><text:s text:c="16"/>Features:</text:p>
      <text:list xml:id="list1186270447" text:style-name="L1">
        <text:list-item>
          <text:p text:style-name="P4">Log-in /Registration system</text:p>
          <text:p text:style-name="P4">-users who want to contribute in the system must register and log-in.</text:p>
        </text:list-item>
        <text:list-item>
          <text:p text:style-name="P4">the user can freely add events that are happening and will happen and places that are well known in a specific place in Tacloban and Leyte.they can edit and delete the data they enter.</text:p>
        </text:list-item>
        <text:list-item>
          <text:p text:style-name="P4">This system can be use by the user as promoting an event.</text:p>
        </text:list-item>
        <text:list-item>
          <text:p text:style-name="P4">Thus this system can give you list that other users enter in our database.unlike the phonebook System <text:s/>which the data you can see is the data you only <text:s/>enter in your account.</text:p>
        </text:list-item>
      </text:list>
      <text:p text:style-name="P2"/>
      <text:list xml:id="list1764901778" text:style-name="L2">
        <text:list-header>
          <text:p text:style-name="P6">Future Features:</text:p>
        </text:list-header>
      </text:list>
      <text:list xml:id="list413483320" text:style-name="L3">
        <text:list-item>
          <text:p text:style-name="P5">the users can upload pictures which can be saved in the database and <text:s/>can retrieve in the database.</text:p>
        </text:list-item>
        <text:list-item>
          <text:p text:style-name="P5">The users can upload videos of the places they traveled,to share their experience.</text:p>
        </text:list-item>
      </text:list>
      <text:p text:style-name="P2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ms</meta:initial-creator>
    <dc:creator>siege </dc:creator>
    <meta:editing-cycles>6</meta:editing-cycles>
    <meta:creation-date>2013-04-01T03:40:00</meta:creation-date>
    <dc:date>2013-05-28T11:44:25</dc:date>
    <meta:editing-duration>PT27M59S</meta:editing-duration>
    <meta:generator>LibreOffice/3.3$Linux LibreOffice_project/330m19$Build-202</meta:generator>
    <meta:document-statistic meta:table-count="0" meta:image-count="0" meta:object-count="0" meta:page-count="1" meta:paragraph-count="11" meta:word-count="168" meta:character-count="9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